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F0000008CD1AA57DF2A64EF47.png" manifest:media-type="image/png"/>
  <manifest:file-entry manifest:full-path="Pictures/10000201000002120000013540418C5CA37B7155.png" manifest:media-type="image/png"/>
  <manifest:file-entry manifest:full-path="Pictures/10000201000001D000000099023670FBE6D88A1E.png" manifest:media-type="image/png"/>
  <manifest:file-entry manifest:full-path="Pictures/1000020100000150000001FE0E6B54B215923FE7.png" manifest:media-type="image/png"/>
  <manifest:file-entry manifest:full-path="Pictures/100002010000010000000187853BDFAEC3639741.png" manifest:media-type="image/png"/>
  <manifest:file-entry manifest:full-path="Pictures/1000020100000258000001B528C3970771C630B8.png" manifest:media-type="image/png"/>
  <manifest:file-entry manifest:full-path="Pictures/100002010000032F0000023F72524B3FDB4AD6AD.png" manifest:media-type="image/png"/>
  <manifest:file-entry manifest:full-path="Pictures/1000020100000349000001C0BA46CB656D0D9FD7.png" manifest:media-type="image/png"/>
  <manifest:file-entry manifest:full-path="Pictures/100002010000025100000209396E7ECAAE0F75C3.png" manifest:media-type="image/png"/>
  <manifest:file-entry manifest:full-path="Pictures/100002010000017E000002031A53173D864DD4BC.png" manifest:media-type="image/png"/>
  <manifest:file-entry manifest:full-path="Pictures/10000201000000F20000014545F99C4C9E5AF777.png" manifest:media-type="image/png"/>
  <manifest:file-entry manifest:full-path="Pictures/10000201000003330000021040F0870C78C5E539.png" manifest:media-type="image/png"/>
  <manifest:file-entry manifest:full-path="Pictures/10000201000000F50000012D35CA480599BF2210.png" manifest:media-type="image/png"/>
  <manifest:file-entry manifest:full-path="Pictures/10000201000002270000012A5FB7CD6D8374E87C.png" manifest:media-type="image/png"/>
  <manifest:file-entry manifest:full-path="Pictures/10000201000001530000019D6D98D5D7587A5BCB.png" manifest:media-type="image/png"/>
  <manifest:file-entry manifest:full-path="Pictures/1000020100000271000001A49CCBEA4742A7CC54.png" manifest:media-type="image/png"/>
  <manifest:file-entry manifest:full-path="Pictures/10000201000002E600000137BEC4DB9C1DDBED62.png" manifest:media-type="image/png"/>
  <manifest:file-entry manifest:full-path="Pictures/1000020100000151000001AC230C67470D3A7CD0.png" manifest:media-type="image/png"/>
  <manifest:file-entry manifest:full-path="Pictures/1000020100000082000000B258D56AC57A3C9CEB.png" manifest:media-type="image/png"/>
  <manifest:file-entry manifest:full-path="Pictures/100002010000029B000001E2FAE690A2331AE1D7.png" manifest:media-type="image/png"/>
  <manifest:file-entry manifest:full-path="Pictures/10000201000002D70000019EC54636E47EEC2528.png" manifest:media-type="image/png"/>
  <manifest:file-entry manifest:full-path="Pictures/10000201000001D2000001DF508470B110FEF759.png" manifest:media-type="image/png"/>
  <manifest:file-entry manifest:full-path="Pictures/100002010000013B0000011423A0B99A21A3FE27.png" manifest:media-type="image/png"/>
  <manifest:file-entry manifest:full-path="Pictures/100002010000031D0000021D699934803D0E9166.png" manifest:media-type="image/png"/>
  <manifest:file-entry manifest:full-path="Pictures/1000020100000340000001A4B543EF6802D87970.png" manifest:media-type="image/png"/>
  <manifest:file-entry manifest:full-path="Pictures/1000020100000328000002195514B280782F2ECB.png" manifest:media-type="image/png"/>
  <manifest:file-entry manifest:full-path="Pictures/10000201000002F0000001EADDA1FCC0AA55F8E4.png" manifest:media-type="image/png"/>
  <manifest:file-entry manifest:full-path="Pictures/100002010000028C000001D1F3B23B2BA13F5C2D.png" manifest:media-type="image/png"/>
  <manifest:file-entry manifest:full-path="Pictures/10000201000001320000018FD6B4177762927E13.png" manifest:media-type="image/png"/>
  <manifest:file-entry manifest:full-path="Pictures/100002010000025A0000018DD91BF5F5EB865443.png" manifest:media-type="image/png"/>
  <manifest:file-entry manifest:full-path="Pictures/100002010000018E0000016D229612069CE3C2C9.png" manifest:media-type="image/png"/>
  <manifest:file-entry manifest:full-path="Pictures/100002010000034A00000253ADA271E47D4B826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ffffff" draw:opacity="100%" draw:textarea-horizontal-align="justify" draw:textarea-vertical-align="middle" draw:auto-grow-height="false" fo:min-height="1.274cm" fo:min-width="2.802cm" draw:shadow-opacity="100%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 draw:opacity="100%"/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3.651cm" svg:height="17.801cm" svg:x="7.142cm" svg:y="1.101cm">
          <draw:image xlink:href="Pictures/10000201000001320000018FD6B4177762927E1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0.998cm" svg:height="14.769cm" svg:x="8.382cm" svg:y="2.54cm">
          <draw:image xlink:href="Pictures/10000201000000F20000014545F99C4C9E5AF777.png" xlink:type="simple" xlink:show="embed" xlink:actuate="onLoad">
            <text:p/>
          </draw:image>
        </draw:frame>
        <draw:frame draw:style-name="gr3" draw:text-style-name="P3" draw:layer="layout" svg:width="6.121cm" svg:height="8.382cm" svg:x="19.787cm" svg:y="7.112cm">
          <draw:image xlink:href="Pictures/1000020100000082000000B258D56AC57A3C9CE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1.886cm" svg:height="15.096cm" svg:x="0.508cm" svg:y="1.778cm">
          <draw:image xlink:href="Pictures/1000020100000151000001AC230C67470D3A7CD0.png" xlink:type="simple" xlink:show="embed" xlink:actuate="onLoad">
            <text:p/>
          </draw:image>
        </draw:frame>
        <draw:frame draw:style-name="gr1" draw:text-style-name="P1" draw:layer="layout" svg:width="11.956cm" svg:height="14.566cm" svg:x="14.206cm" svg:y="1.944cm">
          <draw:image xlink:href="Pictures/10000201000001530000019D6D98D5D7587A5BC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8.64cm" svg:height="10.616cm" svg:x="9.777cm" svg:y="4.624cm">
          <draw:image xlink:href="Pictures/10000201000000F50000012D35CA480599BF221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6.171cm" svg:height="10.969cm" svg:x="1.011cm" svg:y="4.081cm">
          <draw:image xlink:href="Pictures/10000201000002E600000137BEC4DB9C1DDBED6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3" draw:text-style-name="P3" draw:layer="layout" svg:width="8.871cm" svg:height="11.96cm" svg:x="-0.743cm" svg:y="0.486cm">
          <draw:image xlink:href="Pictures/100002010000017E000002031A53173D864DD4BC.png" xlink:type="simple" xlink:show="embed" xlink:actuate="onLoad">
            <text:p/>
          </draw:image>
        </draw:frame>
        <draw:frame draw:style-name="gr3" draw:text-style-name="P3" draw:layer="layout" svg:width="12.887cm" svg:height="11.322cm" svg:x="8.382cm" svg:y="0.254cm">
          <draw:image xlink:href="Pictures/100002010000025100000209396E7ECAAE0F75C3.png" xlink:type="simple" xlink:show="embed" xlink:actuate="onLoad">
            <text:p/>
          </draw:image>
        </draw:frame>
        <draw:frame draw:style-name="gr3" draw:text-style-name="P3" draw:layer="layout" svg:width="8.846cm" svg:height="8.112cm" svg:x="4.826cm" svg:y="11.938cm">
          <draw:image xlink:href="Pictures/100002010000018E0000016D229612069CE3C2C9.png" xlink:type="simple" xlink:show="embed" xlink:actuate="onLoad">
            <text:p/>
          </draw:image>
        </draw:frame>
        <draw:frame draw:style-name="gr3" draw:text-style-name="P3" draw:layer="layout" svg:width="10.788cm" svg:height="11.089cm" svg:x="16.764cm" svg:y="9.652cm">
          <draw:image xlink:href="Pictures/10000201000001D2000001DF508470B110FEF75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14.133cm" svg:x="0.097cm" svg:y="3.499cm">
          <draw:image xlink:href="Pictures/1000020100000340000001A4B543EF6802D879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9.434cm" svg:height="10.51cm" svg:x="4.38cm" svg:y="5.311cm">
          <draw:image xlink:href="Pictures/10000201000002270000012A5FB7CD6D8374E87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19.004cm" svg:x="0.097cm" svg:y="1.064cm">
          <draw:image xlink:href="Pictures/100002010000031D0000021D699934803D0E916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18.607cm" svg:x="0.097cm" svg:y="1.262cm">
          <draw:image xlink:href="Pictures/1000020100000328000002195514B280782F2EC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5.611cm" svg:height="17.21cm" svg:x="1.375cm" svg:y="1.262cm">
          <draw:image xlink:href="Pictures/1000020100000271000001A49CCBEA4742A7CC5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2.997cm" svg:height="16.401cm" svg:x="2.598cm" svg:y="2.365cm">
          <draw:image xlink:href="Pictures/100002010000028C000001D1F3B23B2BA13F5C2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6.35cm" svg:height="14.325cm" svg:x="5.842cm" svg:y="2.286cm">
          <draw:image xlink:href="Pictures/100002010000013B0000011423A0B99A21A3FE2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5.642cm" svg:height="14.602cm" svg:x="1.276cm" svg:y="2.924cm">
          <draw:image xlink:href="Pictures/10000201000002D70000019EC54636E47EEC252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5.484cm" svg:height="16.805cm" svg:x="0.829cm" svg:y="2.062cm">
          <draw:image xlink:href="Pictures/100002010000025A0000018DD91BF5F5EB86544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19.784cm" svg:x="0.097cm" svg:y="0.674cm">
          <draw:image xlink:href="Pictures/100002010000034A00000253ADA271E47D4B826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3.526cm" svg:height="17cm" svg:x="2.334cm" svg:y="2.066cm">
          <draw:image xlink:href="Pictures/100002010000029B000001E2FAE690A2331AE1D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14.914cm" svg:x="0.097cm" svg:y="3.109cm">
          <draw:image xlink:href="Pictures/1000020100000349000001C0BA46CB656D0D9FD7.png" xlink:type="simple" xlink:show="embed" xlink:actuate="onLoad">
            <text:p/>
          </draw:image>
        </draw:frame>
        <draw:custom-shape draw:style-name="gr4" draw:text-style-name="P4" draw:layer="layout" svg:width="3.302cm" svg:height="1.524cm" svg:x="2.286cm" svg:y="1.2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19.753cm" svg:x="0.097cm" svg:y="0.689cm">
          <draw:image xlink:href="Pictures/100002010000032F0000023F72524B3FDB4AD6A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4.424cm" svg:height="17.788cm" svg:x="2.954cm" svg:y="1.384cm">
          <draw:image xlink:href="Pictures/1000020100000258000001B528C3970771C630B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6.524cm" svg:height="17.282cm" svg:x="0.835cm" svg:y="1.925cm">
          <draw:image xlink:href="Pictures/10000201000002F0000001EADDA1FCC0AA55F8E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18.05cm" svg:x="0.097cm" svg:y="1.541cm">
          <draw:image xlink:href="Pictures/10000201000003330000021040F0870C78C5E53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9.028cm" svg:height="13.79cm" svg:x="9.583cm" svg:y="3.671cm">
          <draw:image xlink:href="Pictures/100002010000010000000187853BDFAEC3639741.png" xlink:type="simple" xlink:show="embed" xlink:actuate="onLoad">
            <text:p/>
          </draw:image>
        </draw:frame>
        <draw:frame draw:style-name="gr3" draw:text-style-name="P3" draw:layer="layout" svg:width="7.791cm" svg:height="10.668cm" svg:x="18.371cm" svg:y="4.572cm">
          <draw:image xlink:href="Pictures/1000020100000082000000B258D56AC57A3C9CE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3" draw:text-style-name="P3" draw:layer="layout" svg:width="8.533cm" svg:height="12.953cm" svg:x="1.627cm" svg:y="3.557cm">
          <draw:image xlink:href="Pictures/1000020100000150000001FE0E6B54B215923FE7.png" xlink:type="simple" xlink:show="embed" xlink:actuate="onLoad">
            <text:p/>
          </draw:image>
        </draw:frame>
        <draw:frame draw:style-name="gr3" draw:text-style-name="P3" draw:layer="layout" svg:width="11.784cm" svg:height="3.885cm" svg:x="13.462cm" svg:y="15.494cm">
          <draw:image xlink:href="Pictures/10000201000001D000000099023670FBE6D88A1E.png" xlink:type="simple" xlink:show="embed" xlink:actuate="onLoad">
            <text:p/>
          </draw:image>
        </draw:frame>
        <draw:frame draw:style-name="gr3" draw:text-style-name="P3" draw:layer="layout" svg:width="13.461cm" svg:height="7.847cm" svg:x="13.208cm" svg:y="0.762cm">
          <draw:image xlink:href="Pictures/10000201000002120000013540418C5CA37B7155.png" xlink:type="simple" xlink:show="embed" xlink:actuate="onLoad">
            <text:p/>
          </draw:image>
          <office:event-listeners>
            <presentation:event-listener script:event-name="dom:click" presentation:action="show" xlink:href="htts://github.com/bartschat" xlink:type="simple" xlink:show="embed" xlink:actuate="onRequest"/>
          </office:event-listeners>
        </draw:frame>
        <draw:frame draw:style-name="gr3" draw:text-style-name="P3" draw:layer="layout" svg:width="15.01cm" svg:height="3.555cm" svg:x="12.168cm" svg:y="9.652cm">
          <draw:image xlink:href="Pictures/100002010000024F0000008CD1AA57DF2A64EF47.png" xlink:type="simple" xlink:show="embed" xlink:actuate="onLoad">
            <text:p/>
          </draw:image>
          <office:event-listeners>
            <presentation:event-listener script:event-name="dom:click" presentation:action="show" xlink:href="mailto:bartschat@mailbox.org?subject=Video Games - Motives and Barriers" xlink:type="simple" xlink:show="embed" xlink:actuate="onRequest"/>
          </office:event-listeners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ff6600" draw:opacity="34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34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21:21:33.765195894</meta:creation-date>
    <dc:date>2018-02-28T12:21:37.134267553</dc:date>
    <meta:editing-duration>PT11H16M22S</meta:editing-duration>
    <meta:editing-cycles>25</meta:editing-cycles>
    <meta:generator>LibreOffice/5.1.6.2$Linux_X86_64 LibreOffice_project/10m0$Build-2</meta:generator>
    <meta:document-statistic meta:object-count="103"/>
  </office:meta>
</office:document-meta>
</file>